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CacheVersusClassReloadingTest.reloadMockit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CacheVersusClassReloadingTest.acceptReloadOf( String qualifie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CacheVersusClassReloadingTest.doInNewChildRealm( ClassLoader parentRealm , String callableCalledInClassLoaderRea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CacheVersusClassReloadingTest.prepareMockitoAndDisableObjenesis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CacheVersusClassReloadingTest.should_not_throw_ClassCastException_when_objenesis_cache_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TheMocking.c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pareMockito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CacheVersusClassReloadingTest.reloadSco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